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663366" style:font-name="DejaVu Sans Light" fo:font-size="26pt" fo:letter-spacing="normal" fo:font-style="normal" fo:font-weight="normal" officeooo:paragraph-rsid="000c9911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d6980" officeooo:paragraph-rsid="000d6980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0d6980" officeooo:paragraph-rsid="000d6980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d6980" officeooo:paragraph-rsid="000d6980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d6980" officeooo:paragraph-rsid="000d6980" style:font-size-asian="12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d6980" officeooo:paragraph-rsid="000d698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2af95" officeooo:paragraph-rsid="000d698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2af95" officeooo:paragraph-rsid="0012af95" style:font-size-asian="12pt" style:font-size-complex="12pt"/>
    </style:style>
    <style:style style:name="T1" style:family="text">
      <style:text-properties officeooo:rsid="000ee41f"/>
    </style:style>
    <style:style style:name="T2" style:family="text">
      <style:text-properties officeooo:rsid="000fc88d"/>
    </style:style>
    <style:style style:name="T3" style:family="text">
      <style:text-properties officeooo:rsid="00146f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Bootstrap 3</text:p>
      <text:p text:style-name="P1"/>
      <text:p text:style-name="P2">São balões de informações, links, botões e outros elementos <text:span text:style-name="T1">(que aparecem só em encostar o mouse)</text:span> e se posiciona na em todas as direções</text:p>
      <text:p text:style-name="P2"/>
      <text:p text:style-name="P3">Base</text:p>
      <text:p text:style-name="P2"/>
      <text:p text:style-name="P4">data-toggle: é um gatilho que recebe um item </text:p>
      <text:p text:style-name="P4"/>
      <text:list xml:id="list4191859353506779882" text:style-name="L1">
        <text:list-item>
          <text:p text:style-name="P5">&lt;a href=”#” data-toggle=”tooltip” title=”Oi”&gt;Tooltip&lt;/a&gt;</text:p>
          <text:p text:style-name="P5">$(‘[data-toggle=”tooltip”]’).tooltip();</text:p>
        </text:list-item>
      </text:list>
      <text:p text:style-name="P4"/>
      <text:p text:style-name="P4">opções(todos wm JSON):</text:p>
      <text:list xml:id="list2398391821975768970" text:style-name="L2">
        <text:list-item>
          <text:p text:style-name="P6">container: ‘body’</text:p>
          <text:list>
            <text:list-item>
              <text:p text:style-name="P6">onde será injetado o html</text:p>
            </text:list-item>
          </text:list>
        </text:list-item>
        <text:list-item>
          <text:p text:style-name="P6">placement:’top’</text:p>
          <text:list>
            <text:list-item>
              <text:p text:style-name="P6"><text:s/>posição que o tooltip vai ser executado</text:p>
            </text:list-item>
          </text:list>
        </text:list-item>
        <text:list-item>
          <text:p text:style-name="P6">html:’false’</text:p>
          <text:list>
            <text:list-item>
              <text:p text:style-name="P6"><text:s/>apenas se eu quiser destacar algum HTML <text:span text:style-name="T2">dentro do tooltip</text:span></text:p>
            </text:list-item>
          </text:list>
        </text:list-item>
      </text:list>
      <text:p text:style-name="P7"/>
      <text:p text:style-name="P8">Visualização prática em aula<text:span text:style-name="T3">1</text:span>1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7:11:59.623271177</meta:creation-date>
    <meta:generator>LibreOffice/5.1.6.2$Linux_X86_64 LibreOffice_project/10m0$Build-2</meta:generator>
    <dc:date>2017-05-25T22:37:17.029520820</dc:date>
    <meta:editing-duration>PT58M15S</meta:editing-duration>
    <meta:editing-cycles>5</meta:editing-cycles>
    <meta:document-statistic meta:table-count="0" meta:image-count="0" meta:object-count="0" meta:page-count="1" meta:paragraph-count="14" meta:word-count="83" meta:character-count="532" meta:non-whitespace-character-count="468"/>
  </office:meta>
</office:document-meta>
</file>